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e466" officeooo:paragraph-rsid="0008e466"/>
    </style:style>
    <style:style style:name="P2" style:family="paragraph" style:parent-style-name="Standard">
      <style:text-properties style:font-name="Arial" officeooo:rsid="0009b991" officeooo:paragraph-rsid="0009b991"/>
    </style:style>
    <style:style style:name="P3" style:family="paragraph" style:parent-style-name="Standard">
      <style:text-properties style:font-name="Arial" officeooo:rsid="000db126" officeooo:paragraph-rsid="000db126"/>
    </style:style>
    <style:style style:name="P4" style:family="paragraph" style:parent-style-name="Standard">
      <style:text-properties style:font-name="Arial" officeooo:rsid="000df5ad" officeooo:paragraph-rsid="000df5ad"/>
    </style:style>
    <style:style style:name="P5" style:family="paragraph" style:parent-style-name="Standard">
      <style:text-properties style:font-name="Arial" officeooo:rsid="000ea5bc" officeooo:paragraph-rsid="000ea5bc"/>
    </style:style>
    <style:style style:name="P6" style:family="paragraph" style:parent-style-name="Standard">
      <style:text-properties style:font-name="Arial" officeooo:rsid="000f03ae" officeooo:paragraph-rsid="000f03ae"/>
    </style:style>
    <style:style style:name="P7" style:family="paragraph" style:parent-style-name="Standard">
      <style:text-properties style:font-name="Arial" officeooo:rsid="000fc317" officeooo:paragraph-rsid="000fc317"/>
    </style:style>
    <style:style style:name="P8" style:family="paragraph" style:parent-style-name="Standard">
      <style:text-properties style:font-name="Arial" officeooo:rsid="00110ef2" officeooo:paragraph-rsid="00110ef2"/>
    </style:style>
    <style:style style:name="P9" style:family="paragraph" style:parent-style-name="Standard">
      <style:text-properties style:font-name="Arial" officeooo:rsid="00153943" officeooo:paragraph-rsid="00153943"/>
    </style:style>
    <style:style style:name="P10" style:family="paragraph" style:parent-style-name="Standard">
      <style:text-properties style:font-name="Arial" officeooo:rsid="0019f71a" officeooo:paragraph-rsid="0019f71a"/>
    </style:style>
    <style:style style:name="P11" style:family="paragraph" style:parent-style-name="Standard">
      <style:text-properties style:font-name="Arial" officeooo:rsid="001a9f5c" officeooo:paragraph-rsid="001a9f5c"/>
    </style:style>
    <style:style style:name="P12" style:family="paragraph" style:parent-style-name="Standard">
      <style:text-properties style:font-name="Arial" officeooo:rsid="001e89da" officeooo:paragraph-rsid="001e89da"/>
    </style:style>
    <style:style style:name="T1" style:family="text">
      <style:text-properties officeooo:rsid="0010690f"/>
    </style:style>
    <style:style style:name="T2" style:family="text">
      <style:text-properties officeooo:rsid="0012ff59"/>
    </style:style>
    <style:style style:name="T3" style:family="text">
      <style:text-properties officeooo:rsid="001532a3"/>
    </style:style>
    <style:style style:name="T4" style:family="text">
      <style:text-properties officeooo:rsid="0018b5e2"/>
    </style:style>
    <style:style style:name="T5" style:family="text">
      <style:text-properties officeooo:rsid="001c6bb1"/>
    </style:style>
    <style:style style:name="T6" style:family="text">
      <style:text-properties officeooo:rsid="001f5962"/>
    </style:style>
    <style:style style:name="T7" style:family="text">
      <style:text-properties officeooo:rsid="0020933a"/>
    </style:style>
    <style:style style:name="T8" style:family="text">
      <style:text-properties officeooo:rsid="0021f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2">4*3*8=<text:span text:style-name="T4">96</text:span></text:p>
      <text:p text:style-name="P2"/>
      <text:p text:style-name="P2">2)</text:p>
      <text:p text:style-name="P3">4</text:p>
      <text:p text:style-name="P3"/>
      <text:p text:style-name="P3">3)</text:p>
      <text:p text:style-name="P4">13,88531%</text:p>
      <text:p text:style-name="P4"/>
      <text:p text:style-name="P5">4)</text:p>
      <text:p text:style-name="P8">11x-13&gt;18x+1</text:p>
      <text:p text:style-name="P8">11x&gt;18x+14</text:p>
      <text:p text:style-name="P8">-<text:span text:style-name="T3">7x&gt;14</text:span></text:p>
      <text:p text:style-name="P9">x&lt;-2</text:p>
      <text:p text:style-name="P5"/>
      <text:p text:style-name="P6">5)</text:p>
      <text:p text:style-name="P7">x<text:span text:style-name="T1">³</text:span></text:p>
      <text:p text:style-name="P7"/>
      <text:p text:style-name="P7"/>
      <text:p text:style-name="P7"/>
      <text:p text:style-name="P11">2x</text:p>
      <text:p text:style-name="P10">[0-1]=1</text:p>
      <text:p text:style-name="P10">[0-2]<text:span text:style-name="T5">=4</text:span></text:p>
      <text:p text:style-name="P10">[1-2]<text:span text:style-name="T5">=3</text:span></text:p>
      <text:p text:style-name="P10"/>
      <text:p text:style-name="P12">x²</text:p>
      <text:p text:style-name="P12">[0-1]=<text:span text:style-name="T6">1/3</text:span></text:p>
      <text:p text:style-name="P12">[0-2]=<text:span text:style-name="T7">2,66666</text:span></text:p>
      <text:p text:style-name="P12">[1-2]=<text:span text:style-name="T8">2,3333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8T08:47:18.346000000</dc:date>
    <meta:editing-duration>PT38M40S</meta:editing-duration>
    <meta:editing-cycles>2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1" meta:word-count="23" meta:character-count="122" meta:non-whitespace-character-count="122"/>
  </office:meta>
</office:document-meta>
</file>